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9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0" style:family="paragraph" style:parent-style-name="Preformatted_20_Text">
      <style:text-properties fo:color="#000000" fo:font-weight="normal" style:font-weight-asian="normal" style:font-weight-complex="normal"/>
    </style:style>
    <style:style style:name="P11" style:family="paragraph" style:parent-style-name="Preformatted_20_Text">
      <style:text-properties fo:color="#000000" officeooo:paragraph-rsid="00281541"/>
    </style:style>
    <style:style style:name="P12" style:family="paragraph" style:parent-style-name="Preformatted_20_Text">
      <style:text-properties fo:color="#000000" officeooo:paragraph-rsid="00294be8"/>
    </style:style>
    <style:style style:name="P13" style:family="paragraph" style:parent-style-name="Preformatted_20_Text">
      <style:text-properties fo:color="#000000" officeooo:rsid="00294be8" officeooo:paragraph-rsid="002a83d0"/>
    </style:style>
    <style:style style:name="P14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15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6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17" style:family="paragraph" style:parent-style-name="Preformatted_20_Text">
      <style:text-properties officeooo:rsid="0016930e" officeooo:paragraph-rsid="0016930e"/>
    </style:style>
    <style:style style:name="P18" style:family="paragraph" style:parent-style-name="Preformatted_20_Text">
      <style:text-properties officeooo:rsid="0019a2a3" officeooo:paragraph-rsid="0019a2a3"/>
    </style:style>
    <style:style style:name="P19" style:family="paragraph" style:parent-style-name="Preformatted_20_Text">
      <style:text-properties fo:color="#0000cd" fo:font-weight="bold" style:font-weight-asian="bold" style:font-weight-complex="bold"/>
    </style:style>
    <style:style style:name="P20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21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22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23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24" style:family="paragraph" style:parent-style-name="Preformatted_20_Text">
      <style:text-properties officeooo:paragraph-rsid="001fc096"/>
    </style:style>
    <style:style style:name="P25" style:family="paragraph" style:parent-style-name="Preformatted_20_Text">
      <style:text-properties officeooo:paragraph-rsid="0019a2a3"/>
    </style:style>
    <style:style style:name="P26" style:family="paragraph" style:parent-style-name="Preformatted_20_Text">
      <style:text-properties officeooo:rsid="002542ea" officeooo:paragraph-rsid="002542ea"/>
    </style:style>
    <style:style style:name="P27" style:family="paragraph" style:parent-style-name="Preformatted_20_Text">
      <style:text-properties officeooo:paragraph-rsid="002542ea"/>
    </style:style>
    <style:style style:name="P28" style:family="paragraph" style:parent-style-name="Preformatted_20_Text">
      <style:text-properties fo:color="#00a933" officeooo:rsid="00294be8" officeooo:paragraph-rsid="002a83d0"/>
    </style:style>
    <style:style style:name="P29" style:family="paragraph" style:parent-style-name="Preformatted_20_Text">
      <style:text-properties fo:color="#00a933" officeooo:paragraph-rsid="002b2479"/>
    </style:style>
    <style:style style:name="P30" style:family="paragraph" style:parent-style-name="Preformatted_20_Text">
      <style:text-properties fo:color="#00a933" officeooo:paragraph-rsid="002cc2c2"/>
    </style:style>
    <style:style style:name="P31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32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33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34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35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officeooo:paragraph-rsid="002b2479"/>
    </style:style>
    <style:style style:name="P37" style:family="paragraph" style:parent-style-name="Preformatted_20_Text">
      <style:text-properties officeooo:paragraph-rsid="002c5538"/>
    </style:style>
    <style:style style:name="P38" style:family="paragraph" style:parent-style-name="Preformatted_20_Text">
      <style:text-properties officeooo:paragraph-rsid="00312987"/>
    </style:style>
    <style:style style:name="P39" style:family="paragraph" style:parent-style-name="Preformatted_20_Text">
      <style:text-properties fo:background-color="transparent"/>
    </style:style>
    <style:style style:name="P40" style:family="paragraph" style:parent-style-name="Preformatted_20_Text">
      <style:text-properties officeooo:paragraph-rsid="0037015d" fo:background-color="transparent"/>
    </style:style>
    <style:style style:name="P41" style:family="paragraph" style:parent-style-name="Preformatted_20_Text">
      <style:text-properties fo:color="#80008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42" style:family="paragraph" style:parent-style-name="Preformatted_20_Text">
      <style:text-properties officeooo:paragraph-rsid="003c29b2"/>
    </style:style>
    <style:style style:name="P43" style:family="paragraph" style:parent-style-name="Preformatted_20_Text">
      <style:text-properties officeooo:paragraph-rsid="0037015d"/>
    </style:style>
    <style:style style:name="P44" style:family="paragraph" style:parent-style-name="Preformatted_20_Text">
      <style:text-properties officeooo:paragraph-rsid="004762bf"/>
    </style:style>
    <style:style style:name="P45" style:family="paragraph" style:parent-style-name="Preformatted_20_Text">
      <style:text-properties officeooo:paragraph-rsid="004a898d"/>
    </style:style>
    <style:style style:name="P46" style:family="paragraph" style:parent-style-name="Preformatted_20_Text">
      <style:text-properties officeooo:paragraph-rsid="00533fd1"/>
    </style:style>
    <style:style style:name="P47" style:family="paragraph" style:parent-style-name="Preformatted_20_Text">
      <style:text-properties officeooo:paragraph-rsid="00562e3a"/>
    </style:style>
    <style:style style:name="P48" style:family="paragraph" style:parent-style-name="Preformatted_20_Text">
      <style:text-properties officeooo:paragraph-rsid="0058e05e"/>
    </style:style>
    <style:style style:name="P49" style:family="paragraph" style:parent-style-name="Preformatted_20_Text">
      <style:text-properties officeooo:rsid="005a845e" officeooo:paragraph-rsid="005a845e"/>
    </style:style>
    <style:style style:name="P50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51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52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5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54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58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59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6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6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start" style:justify-single-word="false"/>
      <style:text-properties officeooo:paragraph-rsid="001fc096"/>
    </style:style>
    <style:style style:name="P76" style:family="paragraph" style:parent-style-name="Standard">
      <style:paragraph-properties fo:text-align="start" style:justify-single-word="false"/>
      <style:text-properties officeooo:paragraph-rsid="00211977"/>
    </style:style>
    <style:style style:name="P77" style:family="paragraph" style:parent-style-name="Standard">
      <style:paragraph-properties fo:text-align="start" style:justify-single-word="false"/>
      <style:text-properties officeooo:paragraph-rsid="0039eadd"/>
    </style:style>
    <style:style style:name="P78" style:family="paragraph" style:parent-style-name="Standard">
      <style:paragraph-properties fo:text-align="start" style:justify-single-word="false"/>
      <style:text-properties officeooo:paragraph-rsid="003a5645"/>
    </style:style>
    <style:style style:name="P79" style:family="paragraph" style:parent-style-name="Standard">
      <style:paragraph-properties fo:text-align="start" style:justify-single-word="false"/>
      <style:text-properties officeooo:paragraph-rsid="003f0255"/>
    </style:style>
    <style:style style:name="P80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81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83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84" style:family="paragraph" style:parent-style-name="Preformatted_20_Text">
      <style:text-properties fo:color="#00a933"/>
    </style:style>
    <style:style style:name="P85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86" style:family="paragraph" style:parent-style-name="Preformatted_20_Text">
      <style:text-properties officeooo:paragraph-rsid="005fdf30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88" style:family="paragraph" style:parent-style-name="Standard">
      <style:paragraph-properties fo:text-align="start" style:justify-single-word="false"/>
      <style:text-properties fo:color="#000000" style:font-name="Liberation Mono" fo:font-size="10pt" officeooo:rsid="005fdf30" officeooo:paragraph-rsid="005fdf30" style:font-size-asian="10pt" style:font-size-complex="10pt"/>
    </style:style>
    <style:style style:name="P8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d"/>
    </style:style>
    <style:style style:name="T7" style:family="text">
      <style:text-properties fo:color="#0000cd" fo:font-weight="bold" style:font-weight-asian="bold" style:font-weight-complex="bold"/>
    </style:style>
    <style:style style:name="T8" style:family="text">
      <style:text-properties fo:color="#0000cd" fo:font-weight="bold" officeooo:rsid="000fd27a" style:font-weight-asian="bold" style:font-weight-complex="bold"/>
    </style:style>
    <style:style style:name="T9" style:family="text">
      <style:text-properties fo:color="#0000cd" fo:font-weight="bold" officeooo:rsid="000e396a" style:font-weight-asian="bold" style:font-weight-complex="bold"/>
    </style:style>
    <style:style style:name="T10" style:family="text">
      <style:text-properties fo:color="#0000cd" fo:font-weight="bold" officeooo:rsid="00108b38" style:font-weight-asian="bold" style:font-weight-complex="bold"/>
    </style:style>
    <style:style style:name="T11" style:family="text">
      <style:text-properties fo:color="#0000cd" fo:font-weight="bold" officeooo:rsid="0011f726" style:font-weight-asian="bold" style:font-weight-complex="bold"/>
    </style:style>
    <style:style style:name="T12" style:family="text">
      <style:text-properties fo:color="#0000cd" fo:font-weight="bold" officeooo:rsid="0011fb9d" style:font-weight-asian="bold" style:font-weight-complex="bold"/>
    </style:style>
    <style:style style:name="T13" style:family="text">
      <style:text-properties fo:color="#0000cd" fo:font-weight="bold" officeooo:rsid="0013e258" style:font-weight-asian="bold" style:font-weight-complex="bold"/>
    </style:style>
    <style:style style:name="T14" style:family="text">
      <style:text-properties fo:color="#0000cd" fo:font-weight="bold" officeooo:rsid="0014248a" style:font-weight-asian="bold" style:font-weight-complex="bold"/>
    </style:style>
    <style:style style:name="T15" style:family="text">
      <style:text-properties fo:color="#0000cd" fo:font-weight="bold" officeooo:rsid="0015dbd2" style:font-weight-asian="bold" style:font-weight-complex="bold"/>
    </style:style>
    <style:style style:name="T16" style:family="text">
      <style:text-properties fo:color="#0000cd" fo:font-weight="bold" officeooo:rsid="000f5d9e" style:font-weight-asian="bold" style:font-weight-complex="bold"/>
    </style:style>
    <style:style style:name="T17" style:family="text">
      <style:text-properties fo:color="#0000cd" fo:font-weight="bold" officeooo:rsid="0031d8af" style:font-weight-asian="bold" style:font-weight-complex="bold"/>
    </style:style>
    <style:style style:name="T18" style:family="text">
      <style:text-properties fo:color="#0000cd" fo:font-weight="bold" officeooo:rsid="0016930e" style:font-weight-asian="bold" style:font-weight-complex="bold"/>
    </style:style>
    <style:style style:name="T19" style:family="text">
      <style:text-properties fo:color="#0000cd" fo:font-weight="bold" officeooo:rsid="003610d6" style:font-weight-asian="bold" style:font-weight-complex="bold"/>
    </style:style>
    <style:style style:name="T20" style:family="text">
      <style:text-properties fo:color="#0000cd" fo:font-weight="bold" officeooo:rsid="0018503b" style:font-weight-asian="bold" style:font-weight-complex="bold"/>
    </style:style>
    <style:style style:name="T21" style:family="text">
      <style:text-properties fo:color="#0000cd" fo:font-weight="bold" officeooo:rsid="001a3cf0" style:font-weight-asian="bold" style:font-weight-complex="bold"/>
    </style:style>
    <style:style style:name="T22" style:family="text">
      <style:text-properties fo:color="#0000cd" fo:font-weight="bold" officeooo:rsid="001fc096" style:font-weight-asian="bold" style:font-weight-complex="bold"/>
    </style:style>
    <style:style style:name="T23" style:family="text">
      <style:text-properties fo:color="#0000cd" fo:font-weight="bold" officeooo:rsid="00226f2b" style:font-weight-asian="bold" style:font-weight-complex="bold"/>
    </style:style>
    <style:style style:name="T24" style:family="text">
      <style:text-properties fo:color="#0000cd" fo:font-weight="bold" officeooo:rsid="002542ea" style:font-weight-asian="bold" style:font-weight-complex="bold"/>
    </style:style>
    <style:style style:name="T25" style:family="text">
      <style:text-properties fo:color="#0000cd" fo:font-weight="bold" officeooo:rsid="00272843" style:font-weight-asian="bold" style:font-weight-complex="bold"/>
    </style:style>
    <style:style style:name="T26" style:family="text">
      <style:text-properties fo:color="#0000cd" fo:font-weight="bold" officeooo:rsid="00312987" style:font-weight-asian="bold" style:font-weight-complex="bold"/>
    </style:style>
    <style:style style:name="T27" style:family="text">
      <style:text-properties fo:color="#0000cd" fo:font-weight="bold" officeooo:rsid="00350715" style:font-weight-asian="bold" style:font-weight-complex="bold"/>
    </style:style>
    <style:style style:name="T28" style:family="text">
      <style:text-properties fo:color="#0000cd" fo:font-weight="bold" officeooo:rsid="0037015d" style:font-weight-asian="bold" style:font-weight-complex="bold"/>
    </style:style>
    <style:style style:name="T29" style:family="text">
      <style:text-properties fo:color="#0000cd" fo:font-weight="bold" officeooo:rsid="0037ce57" style:font-weight-asian="bold" style:font-weight-complex="bold"/>
    </style:style>
    <style:style style:name="T30" style:family="text">
      <style:text-properties fo:color="#0000cd" fo:font-weight="bold" officeooo:rsid="003c29b2" style:font-weight-asian="bold" style:font-weight-complex="bold"/>
    </style:style>
    <style:style style:name="T31" style:family="text">
      <style:text-properties fo:color="#0000cd" fo:font-weight="bold" officeooo:rsid="003e68df" style:font-weight-asian="bold" style:font-weight-complex="bold"/>
    </style:style>
    <style:style style:name="T32" style:family="text">
      <style:text-properties fo:color="#0000cd" fo:font-weight="bold" officeooo:rsid="00417cc6" style:font-weight-asian="bold" style:font-weight-complex="bold"/>
    </style:style>
    <style:style style:name="T33" style:family="text">
      <style:text-properties fo:color="#0000cd" fo:font-weight="bold" officeooo:rsid="004762bf" style:font-weight-asian="bold" style:font-weight-complex="bold"/>
    </style:style>
    <style:style style:name="T34" style:family="text">
      <style:text-properties fo:color="#0000cd" fo:font-weight="bold" officeooo:rsid="004cdc3c" style:font-weight-asian="bold" style:font-weight-complex="bold"/>
    </style:style>
    <style:style style:name="T35" style:family="text">
      <style:text-properties fo:color="#0000cd" fo:font-weight="bold" officeooo:rsid="0050a8fe" style:font-weight-asian="bold" style:font-weight-complex="bold"/>
    </style:style>
    <style:style style:name="T36" style:family="text">
      <style:text-properties fo:color="#0000cd" fo:font-weight="bold" officeooo:rsid="00521871" style:font-weight-asian="bold" style:font-weight-complex="bold"/>
    </style:style>
    <style:style style:name="T37" style:family="text">
      <style:text-properties fo:color="#0000cd" fo:font-weight="bold" officeooo:rsid="0057b4fc" style:font-weight-asian="bold" style:font-weight-complex="bold"/>
    </style:style>
    <style:style style:name="T38" style:family="text">
      <style:text-properties fo:color="#0000cd" fo:font-weight="bold" fo:background-color="transparent" loext:char-shading-value="0" style:font-weight-asian="bold" style:font-weight-complex="bold"/>
    </style:style>
    <style:style style:name="T39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40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41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42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43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44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45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46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47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48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49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50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51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52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4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55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56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57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58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59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60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61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62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63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64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65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66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68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69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70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71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cd" officeooo:rsid="00226f2b"/>
    </style:style>
    <style:style style:name="T78" style:family="text">
      <style:text-properties fo:color="#0000cd" style:font-weight-asian="bold" style:font-weight-complex="bold"/>
    </style:style>
    <style:style style:name="T79" style:family="text">
      <style:text-properties fo:color="#0000cd" officeooo:rsid="003f0255" style:font-weight-asian="bold" style:font-weight-complex="bold"/>
    </style:style>
    <style:style style:name="T80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81" style:family="text">
      <style:text-properties fo:color="#0000cd" fo:font-weight="normal" style:font-weight-asian="bold" style:font-weight-complex="bold"/>
    </style:style>
    <style:style style:name="T82" style:family="text">
      <style:text-properties fo:color="#0000cd" fo:font-weight="normal" officeooo:rsid="003f0255" style:font-weight-asian="bold" style:font-weight-complex="bold"/>
    </style:style>
    <style:style style:name="T83" style:family="text">
      <style:text-properties officeooo:rsid="00108b38"/>
    </style:style>
    <style:style style:name="T84" style:family="text">
      <style:text-properties officeooo:rsid="0011fb9d"/>
    </style:style>
    <style:style style:name="T85" style:family="text">
      <style:text-properties fo:color="#00a933"/>
    </style:style>
    <style:style style:name="T86" style:family="text">
      <style:text-properties fo:color="#00a933" fo:font-weight="bold" style:font-weight-asian="bold" style:font-weight-complex="bold"/>
    </style:style>
    <style:style style:name="T87" style:family="text">
      <style:text-properties fo:color="#00a933" fo:font-weight="normal"/>
    </style:style>
    <style:style style:name="T88" style:family="text">
      <style:text-properties fo:color="#00a933" fo:font-weight="normal" officeooo:rsid="001a3cf0" style:font-weight-asian="normal" style:font-weight-complex="normal"/>
    </style:style>
    <style:style style:name="T89" style:family="text">
      <style:text-properties fo:color="#00a933" fo:font-weight="normal" officeooo:rsid="0011fb9d" style:font-weight-asian="normal" style:font-weight-complex="normal"/>
    </style:style>
    <style:style style:name="T90" style:family="text">
      <style:text-properties fo:color="#00a933" fo:font-weight="normal" officeooo:rsid="000e396a" style:font-weight-asian="normal" style:font-weight-complex="normal"/>
    </style:style>
    <style:style style:name="T91" style:family="text">
      <style:text-properties fo:color="#00a933" fo:font-weight="normal" officeooo:rsid="0013e258" style:font-weight-asian="normal" style:font-weight-complex="normal"/>
    </style:style>
    <style:style style:name="T92" style:family="text">
      <style:text-properties fo:color="#00a933" fo:font-weight="normal" officeooo:rsid="0037015d" style:font-weight-asian="normal" style:font-weight-complex="normal"/>
    </style:style>
    <style:style style:name="T93" style:family="text">
      <style:text-properties fo:color="#00a933" fo:font-weight="normal" officeooo:rsid="004d38ad" style:font-weight-asian="normal" style:font-weight-complex="normal"/>
    </style:style>
    <style:style style:name="T94" style:family="text">
      <style:text-properties fo:color="#00a933" fo:font-weight="normal" officeooo:rsid="00312987" style:font-weight-asian="normal" style:font-weight-complex="normal"/>
    </style:style>
    <style:style style:name="T95" style:family="text">
      <style:text-properties fo:color="#00a933" fo:font-weight="normal" officeooo:rsid="005a36ed" style:font-weight-asian="normal" style:font-weight-complex="normal"/>
    </style:style>
    <style:style style:name="T96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97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98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99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00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01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02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03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04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05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06" style:family="text">
      <style:text-properties fo:color="#00a933" style:font-name="Liberation Mono" fo:font-size="10pt" style:font-size-asian="10pt" style:font-size-complex="10pt"/>
    </style:style>
    <style:style style:name="T107" style:family="text">
      <style:text-properties fo:color="#00a933" style:font-name="Liberation Mono" fo:font-size="10pt" officeooo:rsid="004762bf" style:font-size-asian="10pt" style:font-size-complex="10pt"/>
    </style:style>
    <style:style style:name="T108" style:family="text">
      <style:text-properties fo:color="#00a933" style:font-name="Liberation Mono" fo:font-size="10pt" officeooo:rsid="0097e6d5" style:font-size-asian="10pt" style:font-size-complex="10pt"/>
    </style:style>
    <style:style style:name="T109" style:family="text">
      <style:text-properties fo:color="#00a933" officeooo:rsid="00350715"/>
    </style:style>
    <style:style style:name="T110" style:family="text">
      <style:text-properties officeooo:rsid="0013e258"/>
    </style:style>
    <style:style style:name="T111" style:family="text">
      <style:text-properties officeooo:rsid="0014248a"/>
    </style:style>
    <style:style style:name="T112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13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14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15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16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17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18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19" style:family="text">
      <style:text-properties style:font-name="Liberation Mono" fo:font-size="10pt" style:font-size-asian="10pt" style:font-size-complex="10pt"/>
    </style:style>
    <style:style style:name="T120" style:family="text">
      <style:text-properties style:font-name="Liberation Mono" fo:font-size="10pt" officeooo:rsid="00441a36" style:font-size-asian="10pt" style:font-size-complex="10pt"/>
    </style:style>
    <style:style style:name="T121" style:family="text">
      <style:text-properties style:font-name="Liberation Mono" fo:font-size="10pt" officeooo:rsid="00a77a78" style:font-size-asian="10pt" style:font-size-complex="10pt"/>
    </style:style>
    <style:style style:name="T122" style:family="text">
      <style:text-properties style:font-name="Liberation Mono" fo:font-size="10pt" officeooo:rsid="004762bf" style:font-size-asian="10pt" style:font-size-complex="10pt"/>
    </style:style>
    <style:style style:name="T123" style:family="text">
      <style:text-properties style:font-name="Liberation Mono" fo:font-size="10pt" officeooo:rsid="0097e6d5" style:font-size-asian="10pt" style:font-size-complex="10pt"/>
    </style:style>
    <style:style style:name="T124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25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26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27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28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29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30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31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32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33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134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35" style:family="text">
      <style:text-properties style:font-name="Liberation Mono" officeooo:rsid="003e68df" fo:background-color="transparent" loext:char-shading-value="0"/>
    </style:style>
    <style:style style:name="T136" style:family="text">
      <style:text-properties style:font-name="Liberation Mono" officeooo:rsid="0057b4fc" fo:background-color="transparent" loext:char-shading-value="0"/>
    </style:style>
    <style:style style:name="T137" style:family="text">
      <style:text-properties officeooo:rsid="0015dbd2"/>
    </style:style>
    <style:style style:name="T138" style:family="text">
      <style:text-properties fo:color="#800080" style:font-name="Liberation Mono" fo:font-size="10pt" officeooo:rsid="00441a36" style:font-size-asian="10pt" style:font-size-complex="10pt"/>
    </style:style>
    <style:style style:name="T139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40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41" style:family="text">
      <style:text-properties officeooo:rsid="0031d8af"/>
    </style:style>
    <style:style style:name="T142" style:family="text">
      <style:text-properties fo:color="#ff0000" officeooo:rsid="01322a9b"/>
    </style:style>
    <style:style style:name="T143" style:family="text">
      <style:text-properties fo:color="#ff0000" fo:font-weight="bold" style:font-weight-asian="bold" style:font-weight-complex="bold"/>
    </style:style>
    <style:style style:name="T144" style:family="text">
      <style:text-properties fo:font-weight="normal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weight="normal" officeooo:rsid="000e396a" style:font-weight-asian="normal" style:font-weight-complex="normal"/>
    </style:style>
    <style:style style:name="T147" style:family="text">
      <style:text-properties fo:font-weight="normal" officeooo:rsid="003a5645" style:font-weight-asian="normal" style:font-weight-complex="normal"/>
    </style:style>
    <style:style style:name="T148" style:family="text">
      <style:text-properties fo:font-weight="normal" officeooo:rsid="003f0255" style:font-weight-asian="normal" style:font-weight-complex="normal"/>
    </style:style>
    <style:style style:name="T149" style:family="text">
      <style:text-properties fo:font-weight="normal" officeooo:rsid="004e98d7" style:font-weight-asian="normal" style:font-weight-complex="normal"/>
    </style:style>
    <style:style style:name="T150" style:family="text">
      <style:text-properties fo:font-weight="normal" officeooo:rsid="0050a8fe" style:font-weight-asian="normal" style:font-weight-complex="normal"/>
    </style:style>
    <style:style style:name="T151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152" style:family="text">
      <style:text-properties fo:color="#000000" fo:font-weight="normal" style:font-weight-asian="normal" style:font-weight-complex="normal"/>
    </style:style>
    <style:style style:name="T153" style:family="text">
      <style:text-properties fo:color="#000000" fo:font-weight="normal" officeooo:rsid="001fc096" style:font-weight-asian="normal" style:font-weight-complex="normal"/>
    </style:style>
    <style:style style:name="T154" style:family="text">
      <style:text-properties fo:color="#000000" fo:font-weight="normal" officeooo:rsid="00226f2b" style:font-weight-asian="normal" style:font-weight-complex="normal"/>
    </style:style>
    <style:style style:name="T155" style:family="text">
      <style:text-properties fo:color="#000000" fo:font-weight="normal" officeooo:rsid="002444bc" style:font-weight-asian="normal" style:font-weight-complex="normal"/>
    </style:style>
    <style:style style:name="T156" style:family="text">
      <style:text-properties fo:color="#000000" fo:font-weight="normal" officeooo:rsid="0037015d" style:font-weight-asian="normal" style:font-weight-complex="normal"/>
    </style:style>
    <style:style style:name="T157" style:family="text">
      <style:text-properties fo:color="#000000" fo:font-weight="normal" officeooo:rsid="00417cc6" style:font-weight-asian="normal" style:font-weight-complex="normal"/>
    </style:style>
    <style:style style:name="T158" style:family="text">
      <style:text-properties fo:color="#000000" fo:font-weight="normal" officeooo:rsid="004d38ad" style:font-weight-asian="normal" style:font-weight-complex="normal"/>
    </style:style>
    <style:style style:name="T159" style:family="text">
      <style:text-properties fo:color="#000000" fo:font-weight="normal" officeooo:rsid="00500a7a" style:font-weight-asian="normal" style:font-weight-complex="normal"/>
    </style:style>
    <style:style style:name="T160" style:family="text">
      <style:text-properties fo:color="#000000" fo:font-weight="normal" officeooo:rsid="00312987" style:font-weight-asian="normal" style:font-weight-complex="normal"/>
    </style:style>
    <style:style style:name="T161" style:family="text">
      <style:text-properties fo:color="#000000" fo:font-weight="normal" officeooo:rsid="0057fa42" style:font-weight-asian="normal" style:font-weight-complex="normal"/>
    </style:style>
    <style:style style:name="T162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163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164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165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166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167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168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169" style:family="text">
      <style:text-properties fo:color="#000000" style:font-name="Liberation Mono" fo:font-size="10pt" fo:font-weight="normal" officeooo:rsid="00533fd1" style:font-name-asian="Noto Sans Mono CJK SC" style:font-size-asian="10pt" style:font-weight-asian="normal" style:font-name-complex="Liberation Mono" style:font-size-complex="10pt" style:font-weight-complex="normal"/>
    </style:style>
    <style:style style:name="T170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171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172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173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174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75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76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177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178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179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80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81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82" style:family="text">
      <style:text-properties fo:color="#000000" style:font-name="Liberation Mono" fo:font-size="10pt" officeooo:rsid="00441a36" style:font-size-asian="10pt" style:font-size-complex="10pt"/>
    </style:style>
    <style:style style:name="T183" style:family="text">
      <style:text-properties fo:color="#000000" style:font-name="Liberation Mono" fo:font-size="10pt" officeooo:rsid="001fc096" style:font-size-asian="10pt" style:font-size-complex="10pt"/>
    </style:style>
    <style:style style:name="T184" style:family="text">
      <style:text-properties fo:color="#000000" style:font-name="Liberation Mono" fo:font-size="10pt" officeooo:rsid="013c4ccc" style:font-size-asian="10pt" style:font-size-complex="10pt"/>
    </style:style>
    <style:style style:name="T185" style:family="text">
      <style:text-properties fo:color="#000000" style:font-name="Liberation Mono" fo:font-size="10pt" officeooo:rsid="004762bf" style:font-size-asian="10pt" style:font-size-complex="10pt"/>
    </style:style>
    <style:style style:name="T186" style:family="text">
      <style:text-properties fo:color="#000000" style:font-name="Liberation Mono" fo:font-size="10pt" officeooo:rsid="0097e6d5" style:font-size-asian="10pt" style:font-size-complex="10pt"/>
    </style:style>
    <style:style style:name="T187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88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189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190" style:family="text">
      <style:text-properties officeooo:rsid="003610d6"/>
    </style:style>
    <style:style style:name="T191" style:family="text">
      <style:text-properties officeooo:rsid="0018503b"/>
    </style:style>
    <style:style style:name="T192" style:family="text">
      <style:text-properties officeooo:rsid="001a3cf0"/>
    </style:style>
    <style:style style:name="T193" style:family="text">
      <style:text-properties officeooo:rsid="001de34a"/>
    </style:style>
    <style:style style:name="T194" style:family="text">
      <style:text-properties officeooo:rsid="001fc096"/>
    </style:style>
    <style:style style:name="T195" style:family="text">
      <style:text-properties officeooo:rsid="005bab04"/>
    </style:style>
    <style:style style:name="T196" style:family="text">
      <style:text-properties fo:background-color="transparent" loext:char-shading-value="0"/>
    </style:style>
    <style:style style:name="T197" style:family="text">
      <style:text-properties officeooo:rsid="002542ea"/>
    </style:style>
    <style:style style:name="T198" style:family="text">
      <style:text-properties officeooo:rsid="00272843"/>
    </style:style>
    <style:style style:name="T199" style:family="text">
      <style:text-properties officeooo:rsid="00312987"/>
    </style:style>
    <style:style style:name="T200" style:family="text">
      <style:text-properties officeooo:rsid="00340f3c"/>
    </style:style>
    <style:style style:name="T201" style:family="text">
      <style:text-properties officeooo:rsid="00350715"/>
    </style:style>
    <style:style style:name="T202" style:family="text">
      <style:text-properties officeooo:rsid="0037ce57"/>
    </style:style>
    <style:style style:name="T203" style:family="text">
      <style:text-properties officeooo:rsid="003a5645"/>
    </style:style>
    <style:style style:name="T204" style:family="text">
      <style:text-properties officeooo:rsid="003c29b2"/>
    </style:style>
    <style:style style:name="T205" style:family="text">
      <style:text-properties officeooo:rsid="003e68df"/>
    </style:style>
    <style:style style:name="T206" style:family="text">
      <style:text-properties officeooo:rsid="00439f73"/>
    </style:style>
    <style:style style:name="T207" style:family="text">
      <style:text-properties officeooo:rsid="004cdc3c"/>
    </style:style>
    <style:style style:name="T208" style:family="text">
      <style:text-properties officeooo:rsid="004d38ad"/>
    </style:style>
    <style:style style:name="T209" style:family="text">
      <style:text-properties officeooo:rsid="00521871"/>
    </style:style>
    <style:style style:name="T210" style:family="text">
      <style:text-properties officeooo:rsid="00565a4a"/>
    </style:style>
    <style:style style:name="T211" style:family="text">
      <style:text-properties officeooo:rsid="0057b4fc"/>
    </style:style>
    <style:style style:name="T212" style:family="text">
      <style:text-properties style:font-weight-asian="bold" style:font-weight-complex="bold"/>
    </style:style>
    <style:style style:name="T213" style:family="text">
      <style:text-properties officeooo:rsid="005fdf30" style:font-weight-asian="bold" style:font-weight-complex="bold"/>
    </style:style>
    <style:style style:name="T214" style:family="text">
      <style:text-properties officeooo:rsid="004e98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62"><text:span text:style-name="T7">-</text:span><text:span text:style-name="T8">&gt; </text:span><text:span text:style-name="T7">// </text:span>- single line comments</text:p>
      <text:p text:style-name="P62"><text:span text:style-name="T7">-</text:span><text:span text:style-name="T8">&gt; </text:span><text:span text:style-name="T7">/*</text:span><text:span text:style-name="T6"> … </text:span><text:span text:style-name="T7">*/</text:span><text:span text:style-name="T6"> </text:span>- multiple line comments </text:p>
      <text:p text:style-name="P62"><text:span text:style-name="T7">-</text:span><text:span text:style-name="T10">&gt; int main() {... </text:span><text:span text:style-name="T11">return 0;</text:span><text:span text:style-name="T10">} </text:span><text:span text:style-name="T83">- starting point of program execution.</text:span></text:p>
      <text:p text:style-name="P4"><text:span text:style-name="T9">-&gt; sizeof() </text:span><text:span text:style-name="T1">- </text:span>Yields the size in bytes of the object representation of type</text:p>
      <text:p text:style-name="Preformatted_20_Text"><text:tab/><text:span text:style-name="T90">sizeof(int)<text:tab/></text:span><text:span text:style-name="T146"><text:tab/><text:tab/><text:tab/><text:tab/><text:tab/><text:tab/><text:tab/><text:tab/># out: 4</text:span></text:p>
      <text:p text:style-name="Preformatted_20_Text"><text:span text:style-name="T7">-</text:span><text:span text:style-name="T12">&gt; using namespace …;</text:span><text:span text:style-name="T84"> - defining namespace</text:span></text:p>
      <text:p text:style-name="Preformatted_20_Text"><text:tab/><text:span text:style-name="T89">using namespace std;</text:span></text:p>
      <text:p text:style-name="P10"><text:span text:style-name="T12">-</text:span><text:span text:style-name="T13">&gt; using …;</text:span><text:span text:style-name="T110"> - enable to specify only what you need</text:span></text:p>
      <text:p text:style-name="Preformatted_20_Text"><text:span text:style-name="T152"><text:tab/></text:span><text:span text:style-name="T91">using std::cin;</text:span></text:p>
      <text:p text:style-name="Preformatted_20_Text"><text:span text:style-name="T7">-</text:span><text:span text:style-name="T14">&gt; </text:span><text:span text:style-name="T49">&lt;&lt;</text:span><text:span text:style-name="T14"> </text:span><text:span text:style-name="T111">- insertion operator</text:span></text:p>
      <text:p text:style-name="Preformatted_20_Text"><text:span text:style-name="T7">-</text:span><text:span text:style-name="T14">&gt; &gt;&gt;</text:span><text:span text:style-name="T111"> - extraction operator</text:span></text:p>
      <text:p text:style-name="Preformatted_20_Text"><text:span text:style-name="T7">-</text:span><text:span text:style-name="T21">&gt; const</text:span><text:span text:style-name="T192"> – declare constant variable, function</text:span></text:p>
      <text:p text:style-name="Preformatted_20_Text"><text:tab/><text:span text:style-name="T88">const int months_in_year {12};</text:span></text:p>
      <text:p text:style-name="P63"><text:span text:style-name="T38">-</text:span><text:span text:style-name="T39">&gt; </text:span><text:span text:style-name="T40">static_cast&lt;data_type&gt;(variable)</text:span><text:span text:style-name="T195"> - </text:span>e<text:span text:style-name="T195">xplicit type casting</text:span></text:p>
      <text:p text:style-name="P63"><text:tab/><text:span text:style-name="T85">num3 = </text:span><text:span text:style-name="T86">static_cast&lt;double&gt;(num1)</text:span><text:span text:style-name="T85"> / num2</text:span></text:p>
      <text:p text:style-name="P60"><text:span text:style-name="T7">-</text:span><text:span text:style-name="T25">&gt; !, &amp;&amp;, ||</text:span><text:span text:style-name="T198"> - logical operators: not, and, or</text:span></text:p>
      <text:p text:style-name="P11"><text:tab/><text:span text:style-name="T101">w</text:span><text:span text:style-name="T102">ithin_bounds = (num &gt; lower &amp;&amp; num &lt; upper)</text:span><text:span text:style-name="T124"> -</text:span><text:span text:style-name="T125"> important parenthesis </text:span><text:span text:style-name="T126">for <text:tab/><text:tab/>logical expressions</text:span></text:p>
      <text:p text:style-name="P11"><text:span text:style-name="T57">-</text:span><text:span text:style-name="T59">&gt; if, else if, else</text:span><text:span text:style-name="T128"> – conditionals</text:span></text:p>
      <text:p text:style-name="P31"><text:tab/>if (expr) {...;}</text:p>
      <text:p text:style-name="P31"><text:tab/>else if (expr) {...;}</text:p>
      <text:p text:style-name="P32"><text:tab/>else {...;}</text:p>
      <text:p text:style-name="P13"><text:span text:style-name="T52">-</text:span><text:span text:style-name="T61">&gt; </text:span><text:span text:style-name="T62">(cond_expr) ? expr1 : expr2</text:span><text:span text:style-name="T130"> - </text:span><text:span text:style-name="T131">short form of ‘if’ statement</text:span></text:p>
      <text:p text:style-name="P28"><text:span text:style-name="T131"><text:tab/></text:span><text:span text:style-name="T130">cout &lt;&lt; num &lt;&lt; " is " &lt;&lt; ( (num %2 ==0) ? "even" : "odd" <text:s/>) &lt;&lt; endl;</text:span></text:p>
      <text:p text:style-name="P12"><text:span text:style-name="T57">-</text:span><text:span text:style-name="T60">&gt; switch </text:span><text:span text:style-name="T118">–</text:span><text:span text:style-name="T129"> used for multiply if statements</text:span></text:p>
      <text:p text:style-name="P50"><text:span text:style-name="T5"><text:tab/>switch</text:span>(expression) {</text:p>
      <text:p text:style-name="P51"><text:tab/> <text:s text:c="2"/><text:tab/><text:span text:style-name="T5">case</text:span> constant-expression:</text:p>
      <text:p text:style-name="P51"><text:s text:c="6"/><text:tab/><text:tab/>statement(s);</text:p>
      <text:p text:style-name="P51"><text:s text:c="6"/><text:tab/><text:tab/><text:span text:style-name="T5">break</text:span>; <text:tab/>//optional</text:p>
      <text:p text:style-name="P51"><text:s text:c="3"/><text:tab/><text:tab/>// you can have any number of case statements.</text:p>
      <text:p text:style-name="P51"><text:s text:c="3"/><text:tab/><text:tab/><text:span text:style-name="T5">default</text:span>: <text:tab/><text:tab/>//Optional</text:p>
      <text:p text:style-name="P51"><text:s text:c="6"/><text:tab/><text:tab/>statement(s);<text:tab/>}</text:p>
      <text:p text:style-name="P12"><text:span text:style-name="T57">-</text:span><text:span text:style-name="T58">&gt; for (int i = 0; i &lt; n; i++){...;}</text:span><text:span text:style-name="T127"> - basic for loop</text:span></text:p>
      <text:p text:style-name="P52"><text:tab/>for (int i {1}<text:span text:style-name="T5">,</text:span> j {5} ; i &lt;= 5; ++i<text:span text:style-name="T5">,</text:span> ++j) {</text:p>
      <text:p text:style-name="P52"><text:tab/><text:tab/>cout &lt;&lt; i &lt;&lt; “ * “ &lt;&lt; j &lt;&lt; “ : “ &lt;&lt; (i * j) &lt;&lt; endl;</text:p>
      <text:p text:style-name="P54"><text:tab/>}</text:p>
      <text:p text:style-name="P36"><text:span text:style-name="T63">-</text:span><text:span text:style-name="T64">&gt; </text:span><text:span text:style-name="T65">for (var_type var_name: sequence) {...;</text:span><text:span text:style-name="T50">}</text:span><text:span text:style-name="T112"> - range-based for loops</text:span></text:p>
      <text:p text:style-name="P29"><text:span text:style-name="T112"><text:tab/></text:span><text:span text:style-name="T113">for (</text:span><text:span text:style-name="T116">auto</text:span><text:span text:style-name="T114">/</text:span><text:span text:style-name="T117">int</text:span><text:span text:style-name="T113"> score : scores) </text:span></text:p>
      <text:p text:style-name="P35"><text:tab/><text:tab/>cout &lt;&lt; score &lt;&lt; endl;</text:p>
      <text:p text:style-name="P37"><text:span text:style-name="T63">-</text:span><text:span text:style-name="T66">&gt; </text:span><text:span text:style-name="T67">while (expression) {...;</text:span><text:span text:style-name="T66">}</text:span><text:span text:style-name="T140"> </text:span><text:span text:style-name="T172">- basic while loop</text:span></text:p>
      <text:p text:style-name="P37"><text:span text:style-name="T66">-&gt; </text:span><text:span text:style-name="T68">do {...;</text:span><text:span text:style-name="T66">} while (expression);</text:span><text:span text:style-name="T172"> - basic do-while loop</text:span></text:p>
      <text:p text:style-name="P30"><text:span text:style-name="T124"><text:tab/></text:span><text:span text:style-name="T132">int number {};</text:span></text:p>
      <text:p text:style-name="P53"><text:tab/><text:tab/>do {</text:p>
      <text:p text:style-name="P53"><text:tab/><text:tab/><text:tab/>cout &lt;&lt; “Enter an integer between 1 and 5: “;</text:p>
      <text:p text:style-name="P53"><text:tab/><text:tab/><text:tab/>cin &gt;&gt; number;</text:p>
      <text:p text:style-name="P33"><text:tab/><text:tab/>} while (number &lt;= 1 || number &gt;= 5);</text:p>
      <text:p text:style-name="P14"><text:span text:style-name="T7">-</text:span><text:span text:style-name="T27">&gt; abs()</text:span><text:span text:style-name="T201"> - return absolute value</text:span></text:p>
      <text:p text:style-name="P14"><text:tab/><text:span text:style-name="T109">int n = std::abs(-10);</text:span></text:p>
      <text:p text:style-name="P14"><text:span text:style-name="T7">-</text:span><text:span text:style-name="T31">&gt; (int)c / (char)n </text:span><text:span text:style-name="T205">– conversion betwee</text:span><text:span text:style-name="T135">n int and char </text:span><text:span text:style-name="T136">for letters eg. ‘a’</text:span></text:p>
      <text:p text:style-name="P81"><text:tab/>int n = (int)arr[i] + 1;</text:p>
      <text:p text:style-name="P82"><text:tab/>char c = (char)n;</text:p>
      <text:p text:style-name="P15"><text:span text:style-name="T7">-</text:span><text:span text:style-name="T37">&gt; (int)a – int(‘0’)</text:span><text:span text:style-name="T211"> – conversion from character digits to int (trick), if ‘a’ <text:tab/>is a digit between 0-9</text:span></text:p>
      <text:p text:style-name="P41"/>
      <text:p text:style-name="P7">1) variables:</text:p>
      <text:p text:style-name="P17"/>
      <text:p text:style-name="P56"><text:span text:style-name="T17">-</text:span><text:span text:style-name="T18">&gt; </text:span><text:span text:style-name="T17">int age;</text:span><text:span text:style-name="T141"> - uninitiliazed </text:span><text:span text:style-name="T142">(not a good practice)</text:span></text:p>
      <text:p text:style-name="P55"><text:soft-page-break/><text:span text:style-name="T18">-&gt; </text:span><text:span text:style-name="T17">int age = 21; </text:span><text:span text:style-name="T141">- C-like initilization</text:span></text:p>
      <text:p text:style-name="P55"><text:span text:style-name="T17">-</text:span><text:span text:style-name="T18">&gt; </text:span><text:span text:style-name="T17">int age (21); </text:span><text:span text:style-name="T141">- Constructor initilization</text:span></text:p>
      <text:p text:style-name="P55"><text:span text:style-name="T17">-</text:span><text:span text:style-name="T18">&gt; </text:span><text:span text:style-name="T17">int age {21}; </text:span><text:span text:style-name="T141">- c++11 list initilization syntax; helps to catch an error, <text:tab/></text:span><text:span text:style-name="T99">recommended</text:span><text:span text:style-name="T141"> <text:tab/></text:span></text:p>
      <text:p text:style-name="P58"><text:span text:style-name="T7">-</text:span><text:span text:style-name="T18">&gt; </text:span><text:span text:style-name="T7">unsigned</text:span><text:span text:style-name="T6">/signed </text:span><text:span text:style-name="T7">short</text:span><text:span text:style-name="T6"> int</text:span> # at least 16 bits</text:p>
      <text:p text:style-name="P58"><text:span text:style-name="T7">-</text:span><text:span text:style-name="T18">&gt; </text:span><text:span text:style-name="T7">unsigned</text:span><text:span text:style-name="T6">/signed </text:span><text:span text:style-name="T7">int</text:span><text:span text:style-name="T6"> </text:span># at least 16 bits</text:p>
      <text:p text:style-name="P58"><text:span text:style-name="T7">-</text:span><text:span text:style-name="T18">&gt; </text:span><text:span text:style-name="T7">unsigned</text:span><text:span text:style-name="T6">/signed </text:span><text:span text:style-name="T7">long</text:span><text:span text:style-name="T6"> int</text:span> # # at least 32 bits</text:p>
      <text:p text:style-name="P58"><text:span text:style-name="T7">-</text:span><text:span text:style-name="T18">&gt; </text:span><text:span text:style-name="T7">unsigned/signed long long int </text:span><text:span text:style-name="T152"># at least 64 bits</text:span></text:p>
      <text:p text:style-name="P57"><text:span text:style-name="T7">-</text:span><text:span text:style-name="T18">&gt; </text:span><text:span text:style-name="T7">float</text:span> – 7 decimal digits</text:p>
      <text:p text:style-name="P56"><text:span text:style-name="T19">-</text:span><text:span text:style-name="T18">&gt; </text:span><text:span text:style-name="T19">double</text:span><text:span text:style-name="T190"> – 15 decimal digits</text:span></text:p>
      <text:p text:style-name="P57"><text:span text:style-name="T7">-</text:span><text:span text:style-name="T18">&gt; </text:span><text:span text:style-name="T7">long double</text:span><text:span text:style-name="T6"> </text:span>– 19 decimal digits</text:p>
      <text:p text:style-name="P57"><text:span text:style-name="T7">-</text:span><text:span text:style-name="T20">&gt; bool </text:span><text:span text:style-name="T191">– true/false</text:span></text:p>
      <text:p text:style-name="Preformatted_20_Text"/>
      <text:p text:style-name="Preformatted_20_Text"/>
      <text:p text:style-name="P8">a) climits:</text:p>
      <text:p text:style-name="P18"/>
      <text:p text:style-name="P20">-<text:span text:style-name="T193">&gt; #include &lt;climits&gt;</text:span></text:p>
      <text:p text:style-name="P18"><text:span text:style-name="T7">-&gt; INT_MIN / INT_MAX </text:span>– minimum, maximum value of variable. Other popular <text:tab/>possibilities: CHAR, SHRT, LONG)</text:p>
      <text:p text:style-name="P25"/>
      <text:p text:style-name="P25"/>
      <text:p text:style-name="P5">a) cmath:</text:p>
      <text:p text:style-name="Preformatted_20_Text"/>
      <text:p text:style-name="P19">-<text:span text:style-name="T202">&gt; #include &lt;cmath&gt;</text:span></text:p>
      <text:p text:style-name="Preformatted_20_Text"><text:span text:style-name="T51">-&gt; pow(val, pow)</text:span><text:span text:style-name="T200"> – raises to a given power</text:span></text:p>
      <text:p text:style-name="Preformatted_20_Text"><text:span text:style-name="T7">-</text:span><text:span text:style-name="T29">&gt; round(val)</text:span><text:span text:style-name="T202"> – rounds to t</text:span><text:span text:style-name="T189">he nearest int value</text:span></text:p>
      <text:p text:style-name="P16"><text:tab/><text:span text:style-name="T87">mean_val = round(mean_val * 100) / 100;</text:span></text:p>
      <text:p text:style-name="P16">-&gt; log2</text:p>
      <text:p text:style-name="P16">-&gt; sqrt</text:p>
      <text:p text:style-name="P16">-&gt; ceil</text:p>
      <text:p text:style-name="Preformatted_20_Text">-&gt; floor</text:p>
      <text:p text:style-name="Preformatted_20_Text">-&gt; sin</text:p>
      <text:p text:style-name="Preformatted_20_Text">-&gt; cos</text:p>
      <text:p text:style-name="Preformatted_20_Text">-&gt; tan</text:p>
      <text:p text:style-name="Preformatted_20_Text">-&gt; abs</text:p>
      <text:p text:style-name="Preformatted_20_Text"/>
      <text:p text:style-name="P5">b) iostream:</text:p>
      <text:p text:style-name="P27"/>
      <text:p text:style-name="P22">-<text:span text:style-name="T197">&gt; #include &lt;iostream&gt;</text:span></text:p>
      <text:p text:style-name="Preformatted_20_Text"><text:span text:style-name="T7">-</text:span><text:span text:style-name="T16">&gt;</text:span><text:span text:style-name="T7"> cout</text:span> – <text:span text:style-name="T2">print output to the console</text:span></text:p>
      <text:p text:style-name="Preformatted_20_Text"><text:span text:style-name="T7">-</text:span><text:span text:style-name="T16">&gt;</text:span><text:span text:style-name="T7"> cin </text:span>– <text:span text:style-name="T2">take input from the keyboard</text:span></text:p>
      <text:p text:style-name="Preformatted_20_Text"><text:span text:style-name="T7">-</text:span><text:span text:style-name="T15">&gt; endl </text:span><text:span text:style-name="T137">– insert “\n”</text:span></text:p>
      <text:p text:style-name="Preformatted_20_Text"/>
      <text:p text:style-name="P9">c) iomanip:</text:p>
      <text:p text:style-name="P61"><text:span text:style-name="T7">-</text:span><text:span text:style-name="T24">&gt; </text:span><text:span text:style-name="T7">std::boolalpha</text:span> # will display true/false</text:p>
      <text:p text:style-name="P61"><text:span text:style-name="T7">-</text:span><text:span text:style-name="T24">&gt; </text:span><text:span text:style-name="T7">std::noboolalpha</text:span><text:span text:style-name="T3"> </text:span># will display 1/0</text:p>
      <text:p text:style-name="P26"/>
      <text:p text:style-name="Preformatted_20_Text"/>
      <text:p text:style-name="P5">c) cctype:</text:p>
      <text:p text:style-name="P5"/>
      <text:p text:style-name="P19">-<text:span text:style-name="T208">&gt; #include &lt;cctype&gt;</text:span></text:p>
      <text:p text:style-name="P19">-&gt; isalnum</text:p>
      <text:p text:style-name="P19">-&gt; isalpha</text:p>
      <text:p text:style-name="P19">-&gt; isdigit –<text:span text:style-name="T152"> </text:span><text:span text:style-name="T161">checking if char is a digit, return bool</text:span></text:p>
      <text:p text:style-name="P19">-&gt; islower –<text:span text:style-name="T152"> </text:span><text:span text:style-name="T159">checking if char is lowercase, return bool</text:span></text:p>
      <text:p text:style-name="P19">-&gt; isprint</text:p>
      <text:p text:style-name="P19">-&gt; ispunct</text:p>
      <text:p text:style-name="P46"><text:span text:style-name="T7">-&gt; isspace </text:span><text:span text:style-name="T152">-</text:span><text:span text:style-name="T7"> </text:span><text:span text:style-name="T159">checking if char is </text:span><text:span text:style-name="T169">space</text:span><text:span text:style-name="T159">, return bool</text:span></text:p>
      <text:p text:style-name="P19">-&gt; isupper</text:p>
      <text:p text:style-name="P19">-&gt; tolower –<text:span text:style-name="T152"> </text:span><text:span text:style-name="T158">converts given char to lowercase</text:span></text:p>
      <text:p text:style-name="P19"><text:span text:style-name="T158"><text:tab/></text:span><text:span text:style-name="T93">std::tolower(‘A’)<text:tab/></text:span><text:span text:style-name="T158"><text:tab/><text:tab/><text:tab/><text:tab/><text:tab/><text:tab/><text:tab/># out: ‘a’</text:span></text:p>
      <text:p text:style-name="P19">-&gt; toupper</text:p>
      <text:p text:style-name="Preformatted_20_Text"/>
      <text:p text:style-name="P5">d) string:</text:p>
      <text:p text:style-name="Preformatted_20_Text"><text:soft-page-break/></text:p>
      <text:p text:style-name="Preformatted_20_Text"/>
      <text:p text:style-name="Preformatted_20_Text">-<text:span text:style-name="T7">&gt; at</text:span></text:p>
      <text:p text:style-name="P19">-&gt; front</text:p>
      <text:p text:style-name="P19">-&gt; str.back()</text:p>
      <text:p text:style-name="P19">-&gt; empty</text:p>
      <text:p text:style-name="P19">-&gt; length/size</text:p>
      <text:p text:style-name="P19">-&gt; clear</text:p>
      <text:p text:style-name="P19">-&gt; insert</text:p>
      <text:p text:style-name="P23">-&gt; erase<text:span text:style-name="T123">(size_t pos = 0, size_t len = npos) </text:span><text:span text:style-name="T173">- </text:span><text:span text:style-name="T170">Erases part of the string, <text:tab/>reducing its length.</text:span></text:p>
      <text:p text:style-name="P23"><text:span text:style-name="T100"><text:tab/></text:span><text:span text:style-name="Source_20_Text"><text:span text:style-name="T100">str.erase (10,8);</text:span></text:span></text:p>
      <text:p text:style-name="P23"><text:span text:style-name="Source_20_Text"><text:span text:style-name="T100"><text:tab/>str.erase (str.begin()+5, str.end()-9);</text:span></text:span></text:p>
      <text:p text:style-name="P19">-&gt; push_back</text:p>
      <text:p text:style-name="P19">-&gt; str.pop_back()</text:p>
      <text:p text:style-name="P19">-&gt; append</text:p>
      <text:p text:style-name="P19">-&gt; compare</text:p>
      <text:p text:style-name="P19">-&gt; replace</text:p>
      <text:p text:style-name="P44"><text:span text:style-name="T7">-&gt; substr</text:span><text:span text:style-name="T33">(</text:span><text:span text:style-name="T69">size_t pos = 0, size_t len = npos)</text:span><text:span text:style-name="T6"> </text:span>- <text:span text:style-name="T119">Returns a newly constructed <text:tab/></text:span><text:span text:style-name="Example"><text:span text:style-name="T119">string</text:span></text:span><text:span text:style-name="T119"> object with its value initialized to a copy of a substring of this <text:tab/>object. The substring is the portion of the object that starts at <text:tab/>character position </text:span><text:span text:style-name="Variable"><text:span text:style-name="T119">pos</text:span></text:span><text:span text:style-name="T119"> and spans </text:span><text:span text:style-name="Variable"><text:span text:style-name="T119">len</text:span></text:span><text:span text:style-name="T119"> characters (or until the end of the <text:tab/>string, whichever comes first).</text:span></text:p>
      <text:p text:style-name="P44"><text:span text:style-name="T106"><text:tab/></text:span><text:span text:style-name="Source_20_Text"><text:span text:style-name="T108">std::string str=</text:span></text:span><text:span text:style-name="User_20_Entry"><text:span text:style-name="T108">"We think in generalities, but we live in details."</text:span></text:span><text:span text:style-name="Source_20_Text"><text:span text:style-name="T108">;</text:span></text:span></text:p>
      <text:p text:style-name="P44"><text:span text:style-name="Source_20_Text"><text:span text:style-name="T108"><text:tab/>std::string str2 = str.substr (3,5); <text:s text:c="4"/><text:tab/><text:tab/><text:tab/></text:span></text:span><text:span text:style-name="Source_20_Text"><text:span text:style-name="T185"># out:</text:span></text:span><text:span text:style-name="Citation"><text:span text:style-name="T186"> "think"</text:span></text:span></text:p>
      <text:p text:style-name="P44"><text:span text:style-name="T7">-&gt; find</text:span><text:span text:style-name="T33">(substr)</text:span><text:span text:style-name="T7"> </text:span>- <text:span text:style-name="T119">Searches the string for the first occurrence of the sequence <text:tab/>specified by </text:span><text:span text:style-name="T121">i</text:span><text:span text:style-name="T119">ts arguments, </text:span><text:span text:style-name="T122">return size_t or std::string::npos</text:span></text:p>
      <text:p text:style-name="P44"><text:span text:style-name="T122"><text:tab/></text:span><text:span text:style-name="Source_20_Text"><text:span text:style-name="T107">std::size_t found = str.find(str2);</text:span></text:span></text:p>
      <text:p text:style-name="P44"><text:span text:style-name="T7">-&gt; rfind </text:span><text:span text:style-name="T170">- </text:span><text:span text:style-name="T167">f</text:span><text:span text:style-name="T170">ind last occurrence of content in string.</text:span></text:p>
      <text:p text:style-name="P45"><text:span text:style-name="T7">-&gt; std::string::npos </text:span><text:span text:style-name="T152">- </text:span><text:span text:style-name="T168">m</text:span><text:span text:style-name="T170">aximum value for size_t.</text:span></text:p>
      <text:p text:style-name="P19">-&gt; stoi</text:p>
      <text:p text:style-name="P19">-&gt; stol</text:p>
      <text:p text:style-name="P19">-&gt; stof</text:p>
      <text:p text:style-name="P19">-&gt; stod</text:p>
      <text:p text:style-name="Preformatted_20_Text"><text:span text:style-name="T7">-&gt; to_string </text:span><text:span text:style-name="T152">- converts an integral or floating point value to </text:span><text:span text:style-name="Source_20_Text"><text:span text:style-name="T152">string</text:span></text:span></text:p>
      <text:p text:style-name="Preformatted_20_Text"><text:span text:style-name="Source_20_Text"><text:span text:style-name="T152"><text:tab/></text:span></text:span><text:span text:style-name="Source_20_Text"><text:span text:style-name="T95">std::to_string(15);</text:span></text:span></text:p>
      <text:p text:style-name="P19">-&gt; getline</text:p>
      <text:p text:style-name="P49"/>
      <text:p text:style-name="P5">e) iterator:</text:p>
      <text:p text:style-name="Preformatted_20_Text"/>
      <text:p text:style-name="Preformatted_20_Text"><text:span text:style-name="T7">-</text:span><text:span text:style-name="T30">&gt;</text:span><text:span text:style-name="T7"> begin/rbegin</text:span> – <text:span text:style-name="T204">iterator pointing at the first element or first reversed</text:span></text:p>
      <text:p text:style-name="P42"><text:span text:style-name="T7">-</text:span><text:span text:style-name="T30">&gt;</text:span><text:span text:style-name="T7"> end/rend</text:span><text:span text:style-name="T86"> </text:span>- <text:span text:style-name="T204">iterator pointing at the </text:span><text:span text:style-name="T115">last</text:span><text:span text:style-name="T204"> element or last reversed</text:span></text:p>
      <text:p text:style-name="Preformatted_20_Text">-&gt; advance</text:p>
      <text:p text:style-name="Preformatted_20_Text">-&gt; next</text:p>
      <text:p text:style-name="Preformatted_20_Text">-&gt; prev</text:p>
      <text:p text:style-name="Preformatted_20_Text"><text:span text:style-name="T7">-&gt; back_inserter –</text:span> <text:span text:style-name="T210">returns an iterator </text:span>which can be used to add elements to the <text:tab/>end of the container</text:p>
      <text:p text:style-name="P16"><text:tab/><text:span text:style-name="T87">std::copy(arr.begin(), arr.end(), std::back_inserter(sortedArr));</text:span></text:p>
      <text:p text:style-name="Preformatted_20_Text">-&gt; front_inserter</text:p>
      <text:p text:style-name="Preformatted_20_Text"/>
      <text:p text:style-name="P5">f) algorithm</text:p>
      <text:p text:style-name="Preformatted_20_Text"/>
      <text:p text:style-name="Preformatted_20_Text"><text:span text:style-name="T7">-</text:span><text:span text:style-name="T36">&gt; any_of(</text:span><text:span text:style-name="T7">InputIt first, InputIt last, UnaryPredicate p</text:span><text:span text:style-name="T36">)</text:span><text:span text:style-name="T209"> - </text:span>checks if a predicate <text:tab/>is true for any of the elements in a range </text:p>
      <text:p text:style-name="P84"><text:span text:style-name="T134"><text:tab/></text:span><text:span text:style-name="T133">if(std::any_of(temp.begin(), temp.end(), [](int i){return i == 1;}))</text:span></text:p>
      <text:p text:style-name="Preformatted_20_Text"><text:span text:style-name="T7">-</text:span><text:span text:style-name="T34">&gt; copy(</text:span><text:span text:style-name="T7">InputIt first, InputIt last, OutputIt d_first</text:span><text:span text:style-name="T34">) </text:span><text:span text:style-name="T207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reformatted_20_Text"><text:span text:style-name="T85"><text:tab/>std::copy(from_vector.begin(), from_vector.end(), <text:tab/><text:tab/><text:tab/><text:tab/><text:tab/><text:tab/>std::back_inserter(to_vector));</text:span></text:p>
      <text:p text:style-name="P38"><text:span text:style-name="T7">-</text:span><text:span text:style-name="T26">&gt;</text:span><text:span text:style-name="T7"> </text:span><text:span text:style-name="T26">count(InputIt first, InputIt last, const T &amp;value)</text:span><text:span text:style-name="T199"> - </text:span>Returns the number of <text:span text:style-name="T196"><text:tab/>elements in the range </text:span><text:span text:style-name="Source_20_Text"><text:span text:style-name="T196">[first, last) </text:span></text:span><text:span text:style-name="T196">satisfying <text:tab/>specific criteria.</text:span></text:p>
      <text:p text:style-name="P2"><text:tab/><text:span text:style-name="T87">total += std::count(t.begin(), t.end(), 1)</text:span></text:p>
      <text:p text:style-name="P43"><text:span text:style-name="T38">-</text:span><text:span text:style-name="T46">&gt; includes(</text:span><text:span text:style-name="T35">InputIt1 first1, InputIt1 last1, </text:span><text:span text:style-name="T7">InputIt2 first2, InputIt2 last2</text:span><text:span text:style-name="T35">) </text:span><text:span text:style-name="T150">- </text:span><text:soft-page-break/><text:span text:style-name="T150"><text:tab/>Returns true if the sorted range </text:span><text:span text:style-name="Source_20_Text"><text:span text:style-name="T150">[first2, last2)</text:span></text:span><text:span text:style-name="T150"> is a subsequence of the <text:tab/>sorted range </text:span><text:span text:style-name="Source_20_Text"><text:span text:style-name="T150">[first1, last1)</text:span></text:span><text:span text:style-name="T150">.</text:span></text:p>
      <text:p text:style-name="P34"><text:tab/>std::includes(arr2.begin(), arr2.end(), arr1.begin(), arr1.end());</text:p>
      <text:p text:style-name="P47"><text:span text:style-name="T38">-</text:span><text:span text:style-name="T47">&gt; find</text:span><text:span text:style-name="T48">(InputIt first, InputIt last, const T &amp;value) –</text:span><text:span text:style-name="T164"> </text:span><text:span text:style-name="T165">returns i</text:span><text:span text:style-name="T160">terator to the <text:tab/>first element satisfying the condition or </text:span><text:span text:style-name="Source_20_Text"><text:span text:style-name="T160">last</text:span></text:span><text:span text:style-name="T160"> if no such element is <text:tab/>found. </text:span></text:p>
      <text:p text:style-name="P47"><text:span text:style-name="T160"><text:tab/></text:span><text:span text:style-name="T94">auto result1 = std::find(std::begin(v), std::end(v), n1);</text:span></text:p>
      <text:p text:style-name="P48"><text:span text:style-name="T38">-</text:span><text:span text:style-name="T41">&gt; </text:span><text:span text:style-name="T70">max_element</text:span><text:span text:style-name="T41">(</text:span><text:span text:style-name="T48">InputIt first, InputIt last</text:span><text:span text:style-name="T41">) –</text:span><text:span text:style-name="T162"> </text:span><text:span text:style-name="T174">returns an iterator to max element <text:tab/>in a container</text:span></text:p>
      <text:p text:style-name="P48"><text:span text:style-name="T162"><text:tab/></text:span><text:span text:style-name="T98">auto it = </text:span><text:span text:style-name="T97">std::</text:span><text:span text:style-name="T103">max_element</text:span><text:span text:style-name="T97">(arr.begin(), arr.end());</text:span></text:p>
      <text:p text:style-name="P40"><text:span text:style-name="T7">-</text:span><text:span text:style-name="T28">&gt; reverse(</text:span><text:span text:style-name="T26">InputIt first, InputIt last</text:span><text:span text:style-name="T28">) –</text:span><text:span text:style-name="T156"> returns a reversed container</text:span></text:p>
      <text:p text:style-name="P40"><text:span text:style-name="T156"><text:tab/></text:span><text:span text:style-name="T92">std::reverse(arr.begin(), arr.end());</text:span></text:p>
      <text:p text:style-name="P43"><text:span text:style-name="T41">-&gt; </text:span><text:span text:style-name="T42">rotate(</text:span><text:span text:style-name="T32">ForwardIt first, ForwardIt n_first, ForwardIt last)</text:span><text:span text:style-name="T157"> – performs a left </text:span><text:span text:style-name="T181"><text:tab/>rotation on a range of elements</text:span></text:p>
      <text:p text:style-name="P43"><text:span text:style-name="T181"><text:tab/></text:span><text:span text:style-name="T105">std::rotate(arr.begin(), arr.begin() + </text:span><text:span text:style-name="T104">3</text:span><text:span text:style-name="T105">, arr.end());</text:span></text:p>
      <text:p text:style-name="Preformatted_20_Text"><text:span text:style-name="T38">-</text:span><text:span text:style-name="T46">&gt; sort((RandomIt first, RandomIt last, Compare comp) </text:span><text:span text:style-name="T163">- Sorts the elements in <text:tab/>the range </text:span><text:span text:style-name="Source_20_Text"><text:span text:style-name="T163">[first, last)</text:span></text:span><text:span text:style-name="T163"> in non-descending order. The order of equal <text:tab/>elements is not guaranteed to be preserved. A sequence is sorted with <text:tab/>respect to a comparator </text:span><text:span text:style-name="Source_20_Text"><text:span text:style-name="T163">comp</text:span></text:span><text:span text:style-name="Source_20_Text"><text:span text:style-name="T80">.</text:span></text:span></text:p>
      <text:p text:style-name="Preformatted_20_Text"><text:span text:style-name="Source_20_Text"><text:span text:style-name="T80"><text:tab/></text:span></text:span><text:span text:style-name="Source_20_Text"><text:span text:style-name="T96">std::sort(s.begin(), s.end(), [](int a, int b) {</text:span></text:span><text:span text:style-name="T85">return a &gt; b;});</text:span></text:p>
      <text:p text:style-name="Preformatted_20_Text"><text:span text:style-name="Source_20_Text"><text:span text:style-name="T80"/></text:span></text:p>
      <text:p text:style-name="Preformatted_20_Text"><text:span text:style-name="T38">-</text:span><text:span text:style-name="T43">&gt; transform(</text:span><text:span text:style-name="T7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206">S</text:span><text:span text:style-name="Source_20_Text">td::transform</text:span> <text:span text:style-name="T143">does not guarantee</text:span> in-<text:span text:style-name="T188"><text:tab/>order application of </text:span><text:span text:style-name="Source_20_Text"><text:span text:style-name="T188">unary_op</text:span></text:span><text:span text:style-name="T188"> or </text:span><text:span text:style-name="Source_20_Text"><text:span text:style-name="T188">binary_op</text:span></text:span><text:span text:style-name="T188">. </text:span></text:p>
      <text:p text:style-name="P82"><text:tab/>std::transform(arr.begin(), arr.end(), std::back_inserter(v_str),</text:p>
      <text:p text:style-name="P82"><text:tab/><text:tab/>[](int num) -&gt; std::string {return std::to_string(num);});</text:p>
      <text:p text:style-name="P66"/>
      <text:p text:style-name="P16"/>
      <text:p text:style-name="P16"/>
      <text:p text:style-name="P16">-&gt; sort </text:p>
      <text:p text:style-name="P39">-&gt; remove</text:p>
      <text:p text:style-name="Preformatted_20_Text">-&gt;set_intersection</text:p>
      <text:p text:style-name="Preformatted_20_Text"/>
      <text:p text:style-name="P5">g) vector</text:p>
      <text:p text:style-name="P5"/>
      <text:p text:style-name="P19">-<text:span text:style-name="T193">&gt; #include &lt;vector&gt;</text:span></text:p>
      <text:p text:style-name="P21">-<text:span text:style-name="T194">&gt; std::vector&lt;int&gt; v {10, 0}; </text:span><text:span text:style-name="T153">- l</text:span><text:span text:style-name="T166">ist</text:span><text:span text:style-name="T153"> initialization, out: 2 elements {10, 0}</text:span></text:p>
      <text:p text:style-name="P24"><text:span text:style-name="T7">-</text:span><text:span text:style-name="T22">&gt; std::vector&lt;int&gt; v (10, 0); </text:span><text:span text:style-name="T153">- constructor initialization, out: 10 elements <text:tab/>initialized to 0</text:span></text:p>
      <text:p text:style-name="P75"><text:span text:style-name="T53">-</text:span><text:span text:style-name="T54">&gt; v</text:span><text:span text:style-name="T53">.at(element_index)</text:span><text:span text:style-name="T4"> -</text:span><text:span text:style-name="T120"> method to access a vector element</text:span></text:p>
      <text:p text:style-name="P75"><text:span text:style-name="T53">-</text:span><text:span text:style-name="T54">&gt; v</text:span><text:span text:style-name="T53">.front()</text:span><text:span text:style-name="T138"> -</text:span><text:span text:style-name="T182"> </text:span><text:span text:style-name="T183">r</text:span><text:span text:style-name="T182">eference to the first element in the vector</text:span></text:p>
      <text:p text:style-name="P75"><text:span text:style-name="T53">-</text:span><text:span text:style-name="T54">&gt; v</text:span><text:span text:style-name="T53">.b</text:span><text:span text:style-name="T55">ack</text:span><text:span text:style-name="T53">()</text:span><text:span text:style-name="T139"> </text:span><text:span text:style-name="T138">-</text:span><text:span text:style-name="T182"> </text:span><text:span text:style-name="T183">r</text:span><text:span text:style-name="T182">eference to the l</text:span><text:span text:style-name="T184">ast</text:span><text:span text:style-name="T182"> element in the vector</text:span></text:p>
      <text:p text:style-name="P76"><text:span text:style-name="T187">-</text:span><text:span text:style-name="T56">&gt; </text:span><text:span text:style-name="T53">v.size()</text:span><text:span text:style-name="T4"> </text:span><text:span text:style-name="T171">- return length of the vector as size_type</text:span></text:p>
      <text:p text:style-name="P59"><text:span text:style-name="T7">-</text:span><text:span text:style-name="T23">&gt; </text:span><text:span text:style-name="T7">v.empty()</text:span><text:span text:style-name="T3"> -</text:span><text:span text:style-name="T152"> </text:span><text:span text:style-name="T154">c</text:span><text:span text:style-name="T152">hecks if the container has no elements</text:span></text:p>
      <text:p text:style-name="P59"><text:span text:style-name="T7">-</text:span><text:span text:style-name="T23">&gt; </text:span><text:span text:style-name="T7">v.push_back(element)</text:span><text:span text:style-name="T152"> - add a new element to the end of the list</text:span></text:p>
      <text:p text:style-name="P59"><text:span text:style-name="T7">-</text:span><text:span text:style-name="T23">&gt; </text:span><text:span text:style-name="T7">v.pop_back() -</text:span><text:span text:style-name="T152"> </text:span><text:span text:style-name="T155">r</text:span><text:span text:style-name="T152">emoves the last element in the vector, effectively <text:tab/>reducing <text:tab/>the container size by one</text:span></text:p>
      <text:p text:style-name="P80"><text:span text:style-name="T6">-</text:span><text:span text:style-name="T77">&gt; </text:span><text:span text:style-name="T6">v.clear()</text:span><text:span text:style-name="T152"> - erase all elements from the container.</text:span></text:p>
      <text:p text:style-name="P64"/>
      <text:p text:style-name="P64"/>
      <text:p text:style-name="P74">h) map</text:p>
      <text:p text:style-name="P65"/>
      <text:p text:style-name="P65"/>
      <text:p text:style-name="P67">-&gt; #include &lt;map&gt;</text:p>
      <text:p text:style-name="P77"><text:span text:style-name="T176">-&gt; </text:span><text:span text:style-name="T175">std::map&lt;char, int&gt; </text:span><text:span text:style-name="T176">m </text:span><text:span text:style-name="T175">{}; - </text:span><text:span text:style-name="T176">initialization</text:span></text:p>
      <text:p text:style-name="P71"><text:span text:style-name="T145">-</text:span><text:span text:style-name="T147">&gt; find() - return it to the element, if not found returns m.end() iterator</text:span></text:p>
      <text:p text:style-name="P68"><text:tab/>auto it = m.find(‘l’);</text:p>
      <text:p text:style-name="P78"><text:span text:style-name="T177"><text:tab/></text:span><text:span text:style-name="T178">it.first = ‘l’;</text:span></text:p>
      <text:p text:style-name="P69"><text:tab/>it.second = 1;</text:p>
      <text:p text:style-name="P68"/>
      <text:p text:style-name="P68"/>
      <text:p text:style-name="P72"><text:span text:style-name="T203">i</text:span>) set</text:p>
      <text:p text:style-name="P70"><text:soft-page-break/></text:p>
      <text:p text:style-name="P83">-&gt; #include &lt;set&gt;</text:p>
      <text:p text:style-name="P73"><text:span text:style-name="T79">-&gt; </text:span><text:span text:style-name="T78">std::set&lt;char&gt; s;</text:span><text:span text:style-name="T145"> - </text:span><text:span text:style-name="T148">set initialization</text:span></text:p>
      <text:p text:style-name="P79"><text:span text:style-name="T75">-</text:span><text:span text:style-name="T73">&gt; size()</text:span><text:span text:style-name="T76"> </text:span><text:span text:style-name="T180">- returns number of elements;</text:span></text:p>
      <text:p text:style-name="P79"><text:span text:style-name="T179">-</text:span><text:span text:style-name="T72">&gt; insert()</text:span><text:span text:style-name="T179"> - </text:span><text:span text:style-name="T180">insert</text:span><text:span text:style-name="T179"> element to set</text:span></text:p>
      <text:p text:style-name="P87"><text:span text:style-name="T44">-</text:span><text:span text:style-name="T45">&gt; count()</text:span><text:span text:style-name="T151"> - </text:span><text:span text:style-name="T149">returns the number of elements matching specific key </text:span></text:p>
      <text:p text:style-name="P87"><text:span text:style-name="T149"/></text:p>
      <text:p text:style-name="P89"><text:span text:style-name="T214">j</text:span>) numeric</text:p>
      <text:p text:style-name="P88"><text:span text:style-name="T145"/></text:p>
      <text:p text:style-name="P90"><text:span text:style-name="T212">-&gt; #include &lt;</text:span><text:span text:style-name="T213">numeric&gt;</text:span></text:p>
      <text:p text:style-name="P86"><text:span text:style-name="T71">-</text:span><text:span text:style-name="T74">&gt; accumulate(</text:span><text:span text:style-name="T7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5"><text:span text:style-name="T213"><text:tab/>int product = std::accumulate(v.begin(), v.end(), 1, <text:tab/><text:tab/><text:tab/><text:tab/><text:tab/><text:tab/>std::multiplies&lt;int&gt;()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2T22:52:49.583787982</dc:date>
    <meta:editing-duration>PT9H17M45S</meta:editing-duration>
    <meta:editing-cycles>68</meta:editing-cycles>
    <meta:generator>LibreOffice/6.4.3.2$Linux_X86_64 LibreOffice_project/40$Build-2</meta:generator>
    <meta:document-statistic meta:table-count="0" meta:image-count="0" meta:object-count="0" meta:page-count="5" meta:paragraph-count="196" meta:word-count="1393" meta:character-count="8596" meta:non-whitespace-character-count="7198"/>
  </office:meta>
</office:document-meta>
</file>